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rsid="002c64cf" officeooo:paragraph-rsid="0034a3c5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Liberation Serif" fo:font-size="10pt" fo:font-weight="normal" officeooo:rsid="003e2849" officeooo:paragraph-rsid="003e2849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Liberation Serif" fo:font-size="10pt" fo:font-weight="normal" officeooo:rsid="00404721" officeooo:paragraph-rsid="00404721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81d41a" style:font-name="Liberation Serif" fo:font-size="10pt" fo:font-weight="normal" officeooo:rsid="002c64cf" officeooo:paragraph-rsid="0034a3c5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999999" style:font-name="Liberation Serif" fo:font-size="10pt" fo:font-weight="normal" officeooo:rsid="00377623" officeooo:paragraph-rsid="00377623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999999" style:font-name="Liberation Serif" fo:font-size="10pt" fo:font-weight="normal" officeooo:rsid="003a9c59" officeooo:paragraph-rsid="003a9c59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808080" style:font-name="Liberation Serif" fo:font-size="10pt" fo:font-weight="normal" officeooo:rsid="00384b05" officeooo:paragraph-rsid="00384b05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384b05"/>
    </style:style>
    <style:style style:name="T2" style:family="text">
      <style:text-properties officeooo:rsid="003a0823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3bdf3b"/>
    </style:style>
    <style:style style:name="T5" style:family="text">
      <style:text-properties fo:font-variant="normal" fo:text-transform="none" fo:color="#000000" fo:letter-spacing="normal" fo:font-style="normal" fo:font-weight="normal" officeooo:rsid="003db8fd"/>
    </style:style>
    <style:style style:name="T6" style:family="text">
      <style:text-properties fo:font-variant="normal" fo:text-transform="none" fo:color="#000000" fo:letter-spacing="normal" fo:font-style="normal" fo:font-weight="normal" officeooo:rsid="003db8fd" fo:background-color="#fff5ce" loext:char-shading-value="0"/>
    </style:style>
    <style:style style:name="T7" style:family="text">
      <style:text-properties fo:color="#1111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a xlink:type="simple" xlink:href="https://github.com/herry13/raspberrypi-yocto-builder" text:style-name="Internet_20_link" text:visited-style-name="Visited_20_Internet_20_Link">https://github.com/herry13/raspbe</text:a></text:p>
      <text:p text:style-name="P8">В контейнер копируется в root скрипт</text:p>
      <text:p text:style-name="P8">при запуске контейнера запускается сборка</text:p>
      <text:p text:style-name="P8"/>
      <text:p text:style-name="P2">$ docker build -t yocto .</text:p>
      <text:p text:style-name="P2">$ docker run -v $(pwd):/mnt -ti yocto</text:p>
      <text:p text:style-name="P6">Сборка запускается</text:p>
      <text:p text:style-name="P7">Ветка <text:span text:style-name="T7">morty </text:span><text:span text:style-name="T2">Ошибка нет репозитория</text:span></text:p>
      <text:p text:style-name="P7">Пробую ветку <text:span text:style-name="Strong_20_Emphasis"><text:span text:style-name="T3">rocko <text:s/>- <text:s/></text:span></text:span><text:span text:style-name="Strong_20_Emphasis"><text:span text:style-name="T4">собралось <text:s/></text:span></text:span><text:span text:style-name="Strong_20_Emphasis"><text:span text:style-name="T5">в <text:s/>текущую папку скопировался результат работы контейнера <text:s/>папка </text:span></text:span><text:span text:style-name="Strong_20_Emphasis"><text:span text:style-name="T6">qemux86</text:span></text:span></text:p>
      <text:p text:style-name="P3">docker ps -a</text:p>
      <text:p text:style-name="P3">docker stop 4b92d690466a</text:p>
      <text:p text:style-name="P3"/>
      <text:p text:style-name="P4">Теперь пробую перед сборкой изменить конфиг для сборки bbb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11T15:19:15.963453762</dc:date>
    <meta:editing-duration>PT4H59M37S</meta:editing-duration>
    <meta:editing-cycles>58</meta:editing-cycles>
    <meta:document-statistic meta:table-count="0" meta:image-count="0" meta:object-count="0" meta:page-count="1" meta:paragraph-count="11" meta:word-count="61" meta:character-count="424" meta:non-whitespace-character-count="369"/>
  </office:meta>
</office:document-meta>
</file>